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E0000007287DF73EC.png" manifest:media-type="image/png"/>
  <manifest:file-entry manifest:full-path="Pictures/10000201000000C10000008D63981F85.png" manifest:media-type="image/png"/>
  <manifest:file-entry manifest:full-path="Pictures/10000201000000C00000008B31672C51.png" manifest:media-type="image/png"/>
  <manifest:file-entry manifest:full-path="Pictures/10000201000000BC0000008B9C4C9E66.png" manifest:media-type="image/png"/>
  <manifest:file-entry manifest:full-path="Pictures/100002010000005C0000003C8053B9C2.png" manifest:media-type="image/png"/>
  <manifest:file-entry manifest:full-path="Pictures/10000201000000C30000008BA5EDDC7A.png" manifest:media-type="image/png"/>
  <manifest:file-entry manifest:full-path="Pictures/10000201000000540000004CDC28F31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1" svg:stroke-width="0cm" svg:stroke-color="#3f453e" draw:stroke-linejoin="none" svg:stroke-linecap="butt" draw:fill="solid" draw:fill-color="#3f453e" draw:textarea-horizontal-align="center" draw:textarea-vertical-align="middle"/>
    </style:style>
    <style:style style:name="gr2" style:family="graphic" style:parent-style-name="standard">
      <style:graphic-properties draw:stroke="solid" draw:stroke-dash="Fine_20_Dashed" svg:stroke-width="0.1cm" svg:stroke-color="#3465a4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4586" draw:fill="solid" draw:fill-color="#004586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420e" draw:fill="solid" draw:fill-color="#ff420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579d1c" draw:fill="solid" draw:fill-color="#579d1c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4b1f6f" draw:fill="solid" draw:fill-color="#4b1f6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1cm" svg:stroke-color="#ff3333" draw:marker-start-width="0.2cm" draw:marker-end-width="0.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ff3333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path draw:style-name="gr1" draw:text-style-name="P1" draw:layer="layout" svg:width="6.143cm" svg:height="6.91cm" svg:x="15.356cm" svg:y="2.789cm" svg:viewBox="0 0 6144 6911" svg:d="M1417 0h386l276 55 331 129 166 110 36 37v18l37 37h19l147 165 184 368h147l55-165 111-184 165-184 442-294 110-37 313-55h367l18 18 92 19h37l55 55 18 55v92l-36 165-111 294-37 37-110 166v18l-184 184h-18l-183 110-37 37-74 37-276 73h-73l-19 19 19 18 1471 1029 18 19v18l37 19h18l147 147 350 698 37 166 276 2352v73l-92 423-129 184-74 73-147 111-276 73-2096 129-2594-110-221-55-37-19-36-37-92-55h-19l-147-147-73-110-19-37-73-220-19-92v-276l19-19 257-2223 166-515 128-239 148-202 18-18 1030-736 479-349 36-18h19l55-55v-19h-74l-276-73-36-19-37-36-147-74h-19l-73-55-221-221v-18l-37-55-37-37-37-55-110-258-37-165v-147l19-18 18-37v-19l18-18 74-37zM1601 368h294l350 128 92 74 165 165v19l18 36 74 74 37 73 18 56v36h-165l-203-36-184-56-36-18-184-129-74-73-92-110-92-184zM4231 368h294v18l-74 184-72 73-37 55v19l-184 147-184 92-313 73h-184l55-147 147-202 74-73 129-92 110-56zM3017 1507h55l240 276v18l36 56 92 92 258 496 92 276 37 312 36 166 74 73h129l73-73 37-56v-257l-129-496-202-460-55-55-19-37v-18l37 18 166 111 37 36 55 37h18l258 202h18l37 19 440 331 295 202 37 37 165 257 92 202 92 276 258 2242v183l-74 258-55 73-37 37-55 37-74 37-73 18-681 55-2409 55-1711-147-55-36-110-111-19-37-55-183v-313l294-2278 129-331 166-276 73-74 589-404 515-386 37-18v55l-18 18-74 147-92 349-37 276v184l19 55 110 110h110l37-18 74-73 18-74 19-257 73-368 37-110 92-203 92-147 202-239 129-110z">
          <text:p/>
        </draw:path>
        <draw:custom-shape draw:style-name="gr2" draw:text-style-name="P1" draw:layer="layout" svg:width="12.4cm" svg:height="11.9cm" svg:x="1.7cm" svg:y="4.55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6.143cm" svg:height="6.91cm" svg:x="22.356cm" svg:y="2.79cm" svg:viewBox="0 0 6144 6911" svg:d="M1417 0h386l276 55 331 129 166 110 36 37v18l37 37h19l147 165 184 368h147l55-165 111-184 165-184 442-294 110-37 313-55h367l18 18 92 19h37l55 55 18 55v92l-36 165-111 294-37 37-110 166v18l-184 184h-18l-183 110-37 37-74 37-276 73h-73l-19 19 19 18 1471 1029 18 19v18l37 19h18l147 147 350 698 37 166 276 2352v73l-92 423-129 184-74 73-147 111-276 73-2096 129-2594-110-221-55-37-19-36-37-92-55h-19l-147-147-73-110-19-37-73-220-19-92v-276l19-19 257-2223 166-515 128-239 148-202 18-18 1030-736 479-349 36-18h19l55-55v-19h-74l-276-73-36-19-37-36-147-74h-19l-73-55-221-221v-18l-37-55-37-37-37-55-110-258-37-165v-147l19-18 18-37v-19l18-18 74-37zM1601 368h294l350 128 92 74 165 165v19l18 36 74 74 37 73 18 56v36h-165l-203-36-184-56-36-18-184-129-74-73-92-110-92-184zM4231 368h294v18l-74 184-72 73-37 55v19l-184 147-184 92-313 73h-184l55-147 147-202 74-73 129-92 110-56zM3017 1507h55l240 276v18l36 56 92 92 258 496 92 276 37 312 36 166 74 73h129l73-73 37-56v-257l-129-496-202-460-55-55-19-37v-18l37 18 166 111 37 36 55 37h18l258 202h18l37 19 440 331 295 202 37 37 165 257 92 202 92 276 258 2242v183l-74 258-55 73-37 37-55 37-74 37-73 18-681 55-2409 55-1711-147-55-36-110-111-19-37-55-183v-313l294-2278 129-331 166-276 73-74 589-404 515-386 37-18v55l-18 18-74 147-92 349-37 276v184l19 55 110 110h110l37-18 74-73 18-74 19-257 73-368 37-110 92-203 92-147 202-239 129-110z">
          <text:p/>
        </draw:path>
        <draw:path draw:style-name="gr1" draw:text-style-name="P1" draw:layer="layout" svg:width="6.143cm" svg:height="6.91cm" svg:x="15.356cm" svg:y="11.19cm" svg:viewBox="0 0 6144 6911" svg:d="M1417 0h386l276 55 331 129 166 110 36 37v18l37 37h19l147 165 184 368h147l55-165 111-184 165-184 442-294 110-37 313-55h367l18 18 92 19h37l55 55 18 55v92l-36 165-111 294-37 37-110 166v18l-184 184h-18l-183 110-37 37-74 37-276 73h-73l-19 19 19 18 1471 1029 18 19v18l37 19h18l147 147 350 698 37 166 276 2352v73l-92 423-129 184-74 73-147 111-276 73-2096 129-2594-110-221-55-37-19-36-37-92-55h-19l-147-147-73-110-19-37-73-220-19-92v-276l19-19 257-2223 166-515 128-239 148-202 18-18 1030-736 479-349 36-18h19l55-55v-19h-74l-276-73-36-19-37-36-147-74h-19l-73-55-221-221v-18l-37-55-37-37-37-55-110-258-37-165v-147l19-18 18-37v-19l18-18 74-37zM1601 368h294l350 128 92 74 165 165v19l18 36 74 74 37 73 18 56v36h-165l-203-36-184-56-36-18-184-129-74-73-92-110-92-184zM4231 368h294v18l-74 184-72 73-37 55v19l-184 147-184 92-313 73h-184l55-147 147-202 74-73 129-92 110-56zM3017 1507h55l240 276v18l36 56 92 92 258 496 92 276 37 312 36 166 74 73h129l73-73 37-56v-257l-129-496-202-460-55-55-19-37v-18l37 18 166 111 37 36 55 37h18l258 202h18l37 19 440 331 295 202 37 37 165 257 92 202 92 276 258 2242v183l-74 258-55 73-37 37-55 37-74 37-73 18-681 55-2409 55-1711-147-55-36-110-111-19-37-55-183v-313l294-2278 129-331 166-276 73-74 589-404 515-386 37-18v55l-18 18-74 147-92 349-37 276v184l19 55 110 110h110l37-18 74-73 18-74 19-257 73-368 37-110 92-203 92-147 202-239 129-110z">
          <text:p/>
        </draw:path>
        <draw:path draw:style-name="gr1" draw:text-style-name="P1" draw:layer="layout" svg:width="6.143cm" svg:height="6.91cm" svg:x="22.356cm" svg:y="11.19cm" svg:viewBox="0 0 6144 6911" svg:d="M1417 0h386l276 55 331 129 166 110 36 37v18l37 37h19l147 165 184 368h147l55-165 111-184 165-184 442-294 110-37 313-55h367l18 18 92 19h37l55 55 18 55v92l-36 165-111 294-37 37-110 166v18l-184 184h-18l-183 110-37 37-74 37-276 73h-73l-19 19 19 18 1471 1029 18 19v18l37 19h18l147 147 350 698 37 166 276 2352v73l-92 423-129 184-74 73-147 111-276 73-2096 129-2594-110-221-55-37-19-36-37-92-55h-19l-147-147-73-110-19-37-73-220-19-92v-276l19-19 257-2223 166-515 128-239 148-202 18-18 1030-736 479-349 36-18h19l55-55v-19h-74l-276-73-36-19-37-36-147-74h-19l-73-55-221-221v-18l-37-55-37-37-37-55-110-258-37-165v-147l19-18 18-37v-19l18-18 74-37zM1601 368h294l350 128 92 74 165 165v19l18 36 74 74 37 73 18 56v36h-165l-203-36-184-56-36-18-184-129-74-73-92-110-92-184zM4231 368h294v18l-74 184-72 73-37 55v19l-184 147-184 92-313 73h-184l55-147 147-202 74-73 129-92 110-56zM3017 1507h55l240 276v18l36 56 92 92 258 496 92 276 37 312 36 166 74 73h129l73-73 37-56v-257l-129-496-202-460-55-55-19-37v-18l37 18 166 111 37 36 55 37h18l258 202h18l37 19 440 331 295 202 37 37 165 257 92 202 92 276 258 2242v183l-74 258-55 73-37 37-55 37-74 37-73 18-681 55-2409 55-1711-147-55-36-110-111-19-37-55-183v-313l294-2278 129-331 166-276 73-74 589-404 515-386 37-18v55l-18 18-74 147-92 349-37 276v184l19 55 110 110h110l37-18 74-73 18-74 19-257 73-368 37-110 92-203 92-147 202-239 129-110z">
          <text:p/>
        </draw:path>
        <draw:custom-shape draw:style-name="gr3" draw:text-style-name="P1" draw:layer="layout" svg:width="0.5cm" svg:height="0.5cm" svg:x="8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3.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4.5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9.5cm" svg:y="1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12.5cm" svg:y="1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5.5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8.6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2.501cm" svg:y="1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5.501cm" svg:y="1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11.501cm" svg:y="1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cm" svg:height="0.5cm" svg:x="8.501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cm" svg:height="0.5cm" svg:x="6.501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cm" svg:height="0.5cm" svg:x="12.501cm" svg:y="1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cm" svg:height="0.5cm" svg:x="2.001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cm" svg:height="0.5cm" svg:x="4.001cm" svg:y="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cm" svg:height="0.5cm" svg:x="5.901cm" svg:y="9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cm" svg:height="0.5cm" svg:x="13.201cm" svg:y="7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cm" svg:height="0.5cm" svg:x="7.401cm" svg:y="1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cm" svg:height="0.5cm" svg:x="2.501cm" svg:y="1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16.2cm" svg:y="8.1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5cm" svg:height="0.5cm" svg:x="17.2cm" svg:y="8.1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5cm" svg:height="0.5cm" svg:x="18.2cm" svg:y="8.1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5cm" svg:height="0.5cm" svg:x="19.2cm" svg:y="8.1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5cm" svg:height="0.5cm" svg:x="20.2cm" svg:y="8.1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5cm" svg:height="0.5cm" svg:x="23.2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24.2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25.2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26.2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27.2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cm" svg:height="0.5cm" svg:x="16.2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cm" svg:height="0.5cm" svg:x="17.2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cm" svg:height="0.5cm" svg:x="18.2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cm" svg:height="0.5cm" svg:x="19.2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cm" svg:height="0.5cm" svg:x="20.2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cm" svg:height="0.5cm" svg:x="23.2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cm" svg:height="0.5cm" svg:x="24.2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cm" svg:height="0.5cm" svg:x="25.2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cm" svg:height="0.5cm" svg:x="26.2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cm" svg:height="0.5cm" svg:x="27.2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1.1cm" svg:height="0.995cm" svg:x="10.4cm" svg:y="3.105cm">
          <draw:image xlink:href="Pictures/10000201000000540000004CDC28F31D.png" xlink:type="simple" xlink:show="embed" xlink:actuate="onLoad">
            <text:p/>
          </draw:image>
        </draw:frame>
        <draw:frame draw:style-name="gr7" draw:text-style-name="P1" draw:layer="layout" svg:width="1.686cm" svg:height="1.1cm" svg:x="12.4cm" svg:y="3cm">
          <draw:image xlink:href="Pictures/100002010000005C0000003C8053B9C2.png" xlink:type="simple" xlink:show="embed" xlink:actuate="onLoad">
            <text:p/>
          </draw:image>
        </draw:frame>
        <draw:frame draw:style-name="gr7" draw:text-style-name="P1" draw:layer="layout" svg:width="1.476cm" svg:height="1.091cm" svg:x="17.7cm" svg:y="6.309cm">
          <draw:image xlink:href="Pictures/10000201000000BC0000008B9C4C9E66.png" xlink:type="simple" xlink:show="embed" xlink:actuate="onLoad">
            <text:p/>
          </draw:image>
        </draw:frame>
        <draw:frame draw:style-name="gr7" draw:text-style-name="P1" draw:layer="layout" svg:width="1.579cm" svg:height="1.143cm" svg:x="24.721cm" svg:y="6.3cm">
          <draw:image xlink:href="Pictures/10000201000000C00000008B31672C51.png" xlink:type="simple" xlink:show="embed" xlink:actuate="onLoad">
            <text:p/>
          </draw:image>
        </draw:frame>
        <draw:frame draw:style-name="gr7" draw:text-style-name="P1" draw:layer="layout" svg:width="1.5cm" svg:height="1.096cm" svg:x="17.7cm" svg:y="14.8cm">
          <draw:image xlink:href="Pictures/10000201000000C10000008D63981F85.png" xlink:type="simple" xlink:show="embed" xlink:actuate="onLoad">
            <text:p/>
          </draw:image>
        </draw:frame>
        <draw:frame draw:style-name="gr7" draw:text-style-name="P1" draw:layer="layout" svg:width="1.511cm" svg:height="1.077cm" svg:x="24.742cm" svg:y="14.823cm">
          <draw:image xlink:href="Pictures/10000201000000C30000008BA5EDDC7A.png" xlink:type="simple" xlink:show="embed" xlink:actuate="onLoad">
            <text:p/>
          </draw:image>
        </draw:frame>
        <draw:frame draw:style-name="gr7" draw:text-style-name="P1" draw:layer="layout" svg:width="3.132cm" svg:height="0.8cm" svg:x="20.5cm" svg:y="18.7cm">
          <draw:image xlink:href="Pictures/10000201000001BE0000007287DF73EC.png" xlink:type="simple" xlink:show="embed" xlink:actuate="onLoad">
            <text:p/>
          </draw:image>
        </draw:frame>
        <draw:line draw:style-name="gr8" draw:text-style-name="P1" draw:layer="layout" svg:x1="10.8cm" svg:y1="4.3cm" svg:x2="10.2cm" svg:y2="7.8cm">
          <text:p/>
        </draw:line>
        <draw:custom-shape draw:style-name="gr5" draw:text-style-name="P1" draw:layer="layout" svg:width="0.5cm" svg:height="0.5cm" svg:x="9.871cm" svg:y="8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cm" svg:height="1cm" svg:x="9.621cm" svg:y="7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5T19:10:36.898273155</meta:creation-date>
    <dc:date>2015-02-05T19:36:38.037008748</dc:date>
    <meta:editing-duration>PT21M8S</meta:editing-duration>
    <meta:editing-cycles>7</meta:editing-cycles>
    <meta:generator>LibreOffice/4.2.7.2$Linux_X86_64 LibreOffice_project/420m0$Build-2</meta:generator>
    <meta:document-statistic meta:object-count="54"/>
  </office:meta>
</office:document-meta>
</file>